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text-properties fo:font-size="16pt" fo:font-weight="bold" officeooo:rsid="0063e36a" officeooo:paragraph-rsid="0063e36a" style:font-weight-asian="bold" style:font-weight-complex="bold"/>
    </style:style>
    <style:style style:name="P22" style:family="paragraph" style:parent-style-name="Standard">
      <style:text-properties fo:font-size="16pt" officeooo:rsid="0058ef4f" officeooo:paragraph-rsid="0058ef4f"/>
    </style:style>
    <style:style style:name="P23" style:family="paragraph" style:parent-style-name="Standard">
      <style:text-properties fo:font-size="16pt" officeooo:rsid="005acf8c" officeooo:paragraph-rsid="005acf8c"/>
    </style:style>
    <style:style style:name="P24" style:family="paragraph" style:parent-style-name="Standard">
      <style:text-properties fo:font-size="16pt" officeooo:rsid="005b81f9" officeooo:paragraph-rsid="005b81f9"/>
    </style:style>
    <style:style style:name="P25" style:family="paragraph" style:parent-style-name="Standard">
      <style:text-properties fo:font-size="16pt" officeooo:rsid="0065c661" officeooo:paragraph-rsid="0065c661"/>
    </style:style>
    <style:style style:name="P26" style:family="paragraph" style:parent-style-name="Standard">
      <style:text-properties fo:font-size="16pt" officeooo:rsid="00673e19" officeooo:paragraph-rsid="00673e19"/>
    </style:style>
    <style:style style:name="P27" style:family="paragraph" style:parent-style-name="Standard">
      <style:text-properties fo:font-size="16pt" officeooo:rsid="0067daaf" officeooo:paragraph-rsid="0067daaf"/>
    </style:style>
    <style:style style:name="P28" style:family="paragraph" style:parent-style-name="Standard">
      <style:text-properties fo:font-size="16pt" officeooo:rsid="0069486d" officeooo:paragraph-rsid="0069486d"/>
    </style:style>
    <style:style style:name="P29" style:family="paragraph" style:parent-style-name="Standard">
      <style:paragraph-properties fo:break-before="page"/>
      <style:text-properties fo:font-size="16pt" officeooo:rsid="002ea60d" officeooo:paragraph-rsid="0058ef4f"/>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b22df"/>
    </style:style>
    <style:style style:name="T14" style:family="text">
      <style:text-properties officeooo:rsid="006c6133"/>
    </style:style>
    <style:style style:name="T1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Klassifikation der Wirklichkeit</text:p>
      <text:p text:style-name="P23"/>
      <text:p text:style-name="P23"><text:span text:style-name="T10">I</text:span>m Versuch, die Wirklichkeit zu klassifizieren, kommt die D-Ebene natürlich vor.</text:p>
      <text:p text:style-name="P23"/>
      <text:p text:style-name="P24">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2"/>
      <text:p text:style-name="P25">Desweiteren kommt die T-Ebene öfters vor. Diese Ebene wird häufig mit abstraktem Denken, Zeichnungen, Visionen, Mathematik oder Computerprogrammen in Verbindung gebracht.</text:p>
      <text:p text:style-name="P25"/>
      <text:p text:style-name="P26">Dieser Artikel versucht, diesen Dingen weiter auf den Grund zu gehen, indem der Vergleich zu den Maschinen hergestellt wird.</text:p>
      <text:p text:style-name="P27">Maschinen sind zuerst einmal nur ein Stück Metall, aber durch die menschliche Vorstellungskraft wird dieses Metall so geformt, dass es bestimmten Ideen entspricht. Und dadurch entsprechen diese Maschinen dann selbst den jeweiligen Ebenen.</text:p>
      <text:p text:style-name="P27"/>
      <text:p text:style-name="P28">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4">In diesem Artikel sollen die Gemeinsamkeiten zwischen Mensch und Maschine nachgezeichnet werden, damit man deutlicher sieht, wie ein Mensch durch eine Maschine ersetzt werden kann.</text:span></text:p>
      <text:p text:style-name="P22"/>
      <text:p text:style-name="P29"><text:span text:style-name="T15">Klassifikation der Maschinen</text:span></text:p>
      <text:p text:style-name="P20"/>
      <text:p text:style-name="P1">In diesem Artikel geht es darum, „Computing Machinery“ zu klassifizieren.</text:p>
      <text:p text:style-name="P1"/>
      <text:p text:style-name="P2">Wir beschränken uns dabei auf „computing machinery“, also keine mechanischen Teile. Das ist ein separates Thema, das im „Dharma“ behandelt wird.</text:p>
      <text:p text:style-name="P2"/>
      <text:p text:style-name="P3">Genau, also: computing machinery. Zuerst ist es einmal hilfreich, die teile einer Computing Machinery aufzulisten.</text:p>
      <text:p text:style-name="P3"/>
      <text:p text:style-name="P4">Ich habe dazu irgendwo schon einmal ein diagramm gemacht. Bei gelegenheit verlinke ich es hier. Im wesentlichen gibt es: Festspeicher, RAM, CPU, Netzwerk, Peripherie.</text:p>
      <text:p text:style-name="P4"/>
      <text:p text:style-name="P5">Wie gesagt, haben diese bauteile jeweils eigene Zwecke, und Konstruktionswege. Über diese, die doch sehr interessant sind, werde ich definitiv noch sprechen, aber nicht jetzt.</text:p>
      <text:p text:style-name="P5"/>
      <text:p text:style-name="P6">Also, nehmen wir an, wir haben den Bau der Hardware betrachtet. Nun kommen wir zur Software.</text:p>
      <text:p text:style-name="P7">Durch die besondere Bauweise der Hardware ergibt sich eben auch eine gewisse Funktion, ein Zweck.</text:p>
      <text:p text:style-name="P7"/>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8"/>
      <text:p text:style-name="P9">Beim Festspeicher ist der Zweck ebenfalls die Lagerung von Daten. Beim Netzwerk ist es die Übertragung von Daten.</text:p>
      <text:p text:style-name="P10"><text:soft-page-break/>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0"/>
      <text:p text:style-name="P11">Dann kommen wir zu den Programmen. Die Programme sind etwas kompliziert, und ich komme später dazu. Jetzt möchte ich etwas anderes sagen.</text:p>
      <text:p text:style-name="P11"/>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
      <text:p text:style-name="P14">Audio:</text:p>
      <text:p text:style-name="P14">Mikrophon/Lautsprecher</text:p>
      <text:p text:style-name="P14"/>
      <text:p text:style-name="P14">Charakter:</text:p>
      <text:p text:style-name="P14">Tastatur/(?)Drucker</text:p>
      <text:p text:style-name="P15"><text:soft-page-break/>also haben wir diese drei signal I/O ebenen,</text:p>
      <text:p text:style-name="P15">und das ist das „multimedia-system“.</text:p>
      <text:p text:style-name="P15"/>
      <text:p text:style-name="P16">Das hat jeweils eigene softwarekonstrukte…</text:p>
      <text:p text:style-name="P16"/>
      <text:p text:style-name="P16">jedenfalls, <text:span text:style-name="T7">reelle zahlen braucht man für dieses multimedia-system, aber z.b. nicht für den HTTP-server-betrieb.</text:span></text:p>
      <text:p text:style-name="P16"/>
      <text:p text:style-name="P17">Darum macht es sinn, geräte einzuteilen, in „front-end“ geräte, die reelle Zahlen verwenden, und „back-end“-geräte, die keine reellen Zahlen direkt verwenden.</text:p>
      <text:p text:style-name="P17">Das wollte ich sagen.</text:p>
      <text:p text:style-name="P17">Daraus ergeben sich zwei geräteklassen:<text:line-break/>„DR“ – frontend</text:p>
      <text:p text:style-name="P17">„WN“ – backend</text:p>
      <text:p text:style-name="P17"/>
      <text:p text:style-name="P18">diese haben auch bestimmte software am laufen:</text:p>
      <text:p text:style-name="P18">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5:30:16.170508113</dc:date>
    <meta:editing-duration>PT1H9M44S</meta:editing-duration>
    <meta:editing-cycles>70</meta:editing-cycles>
    <meta:document-statistic meta:table-count="0" meta:image-count="0" meta:object-count="0" meta:page-count="4" meta:paragraph-count="45" meta:word-count="699" meta:character-count="4769" meta:non-whitespace-character-count="4108"/>
  </office:meta>
</office:document-meta>
</file>